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ytuł" style:master-page-name="MP0" style:family="paragraph">
      <style:paragraph-properties fo:break-before="page" fo:text-align="center"/>
    </style:style>
    <style:style style:name="P2" style:parent-style-name="Nagłówek1" style:family="paragraph">
      <style:paragraph-properties fo:break-before="page"/>
    </style:style>
    <style:style style:name="P3" style:parent-style-name="Nagłówek1" style:family="paragraph">
      <style:paragraph-properties fo:break-before="page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P5" style:parent-style-name="Normalny" style:family="paragraph">
      <style:paragraph-properties fo:break-before="page"/>
    </style:style>
    <style:style style:name="P6" style:parent-style-name="Normalny" style:family="paragraph">
      <style:paragraph-properties fo:break-before="page"/>
    </style:style>
    <style:style style:name="P7" style:parent-style-name="Normalny" style:family="paragraph">
      <style:paragraph-properties fo:break-before="page"/>
    </style:style>
  </office:automatic-styles>
  <office:body>
    <office:text text:use-soft-page-breaks="true">
      <text:p text:style-name="P1">Konspekt do pracy inżynierskiej</text:p>
      <text:h text:style-name="Nagłówek1" text:outline-level="1">Temat pracy</text:h>
      <text:p text:style-name="Normalny">Budowa systemu wizyjnego do śledzenia położenia i orientacji obiektów w przestrzeni trójwymiarowej.</text:p>
      <text:h text:style-name="Nagłówek1" text:outline-level="1">Wstęp</text:h>
      <text:p text:style-name="Normalny">W dzisiejszych czasach systemy wizyjne odgrywają kluczową rolę w różnych dziedzinach techniki, przemysłu i nauki. Ich zdolność do automatycznej analizy obrazów i wyciągania wniosków z danych wizualnych otwiera nowe możliwości w zakresie automatyzacji procesów, monitoringu, a także w interakcji człowieka z maszyną. W kontekście rosnących wymagań dotyczących precyzyjnego śledzenia położenia i orientacji obiektów w przestrzeni trójwymiarowej, budowa zaawansowanego systemu wizyjnego staje się kluczowym zadaniem.<text:s/></text:p>
      <text:soft-page-break/>
      <text:h text:style-name="P2" text:outline-level="1">Cel pracy</text:h>
      <text:p text:style-name="Normalny">Celem niniejszej pracy inżynierskiej jest zaprojektowanie, implementacja oraz ocena efektywności systemu wizyjnego zdolnego do dokładnego monitorowania obiektów w trójwymiarowej przestrzeni. W ramach pracy zostaną przedstawione zarówno teoretyczne podstawy działania systemów wizyjnych, jak i praktyczne aspekty związane z ich budową i optymalizacją.</text:p>
      <text:soft-page-break/>
      <text:h text:style-name="P3" text:outline-level="1">Założenia teoretyczne</text:h>
      <text:p text:style-name="Normalny"><text:span text:style-name="T4">System wizyjny</text:span><text:s/>to zaawansowany układ technologiczny, który umożliwia automatyczną akwizycję, przetwarzanie oraz analizę obrazów przez maszyny. Składa się z kamery lub sensora obrazowego, układów optycznych, oświetlenia, oraz specjalistycznego oprogramowania do przetwarzania danych wizualnych. Systemy wizyjne znajdują zastosowanie w wielu dziedzinach, takich jak automatyzacja przemysłowa, robotyka, medycyna i systemy bezpieczeństwa, umożliwiając rozpoznawanie, klasyfikację i interpretację obiektów na podstawie analizowanych obrazów.</text:p>
      <text:p text:style-name="P5"/>
      <text:soft-page-break/>
      <text:h text:style-name="Nagłówek1" text:outline-level="1">Problem badawczy</text:h>
      <text:p text:style-name="P6"/>
      <text:soft-page-break/>
      <text:h text:style-name="Nagłówek1" text:outline-level="1">Metodologia</text:h>
      <text:p text:style-name="P7"/>
      <text:soft-page-break/>
      <text:h text:style-name="Nagłówek1" text:outline-level="1">Bibliografia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kub Zając</meta:initial-creator>
    <dc:creator>Jakub Zając</dc:creator>
    <meta:creation-date>2024-05-29T13:13:00Z</meta:creation-date>
    <dc:date>2024-05-29T18:25:00Z</dc:date>
    <meta:template xlink:href="Normal.dotm" xlink:type="simple"/>
    <meta:editing-cycles>2</meta:editing-cycles>
    <meta:editing-duration>PT18720S</meta:editing-duration>
    <meta:document-statistic meta:page-count="6" meta:paragraph-count="3" meta:word-count="233" meta:character-count="1633" meta:row-count="11" meta:non-whitespace-character-count="1403"/>
  </office:meta>
</office:document-meta>
</file>